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bbc6" officeooo:paragraph-rsid="0019bbc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4d1c" officeooo:paragraph-rsid="0019bbc6" style:font-weight-asian="bold" style:font-weight-complex="bold"/>
    </style:style>
    <style:style style:name="P3" style:family="paragraph" style:parent-style-name="Standard" style:list-style-name="L1">
      <style:text-properties fo:font-weight="normal" officeooo:rsid="0019bbc6" officeooo:paragraph-rsid="0019bbc6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b6ca6" officeooo:paragraph-rsid="001b6ca6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cf6c0" officeooo:paragraph-rsid="001cf6c0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d8a31" officeooo:paragraph-rsid="001d8a31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f4d40" officeooo:paragraph-rsid="001f4d40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21c366" officeooo:paragraph-rsid="0021c366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227125" officeooo:paragraph-rsid="00227125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237c8b" officeooo:paragraph-rsid="00237c8b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24853d" officeooo:paragraph-rsid="0024853d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254236" officeooo:paragraph-rsid="00254236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2593f4" officeooo:paragraph-rsid="002593f4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2852cc" officeooo:paragraph-rsid="002852cc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2a8e2d" officeooo:paragraph-rsid="002a8e2d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2b7d89" officeooo:paragraph-rsid="002b7d89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2c65e0" officeooo:paragraph-rsid="002c65e0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2de462" officeooo:paragraph-rsid="002de462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2df9d1" officeooo:paragraph-rsid="002df9d1" style:font-weight-asian="normal" style:font-weight-complex="normal"/>
    </style:style>
    <style:style style:name="P20" style:family="paragraph" style:parent-style-name="Standard" style:list-style-name="L1">
      <style:text-properties fo:font-weight="normal" officeooo:rsid="002efbe4" officeooo:paragraph-rsid="002efbe4" style:font-weight-asian="normal" style:font-weight-complex="normal"/>
    </style:style>
    <style:style style:name="P21" style:family="paragraph" style:parent-style-name="Standard" style:list-style-name="L1">
      <style:text-properties fo:font-weight="normal" officeooo:rsid="003141b3" officeooo:paragraph-rsid="003141b3" style:font-weight-asian="normal" style:font-weight-complex="normal"/>
    </style:style>
    <style:style style:name="T1" style:family="text">
      <style:text-properties officeooo:rsid="001fe441"/>
    </style:style>
    <style:style style:name="T2" style:family="text">
      <style:text-properties officeooo:rsid="00291945"/>
    </style:style>
    <style:style style:name="T3" style:family="text">
      <style:text-properties officeooo:rsid="002ef3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ction to Scientific Computing NCAS</text:p>
      <text:p text:style-name="P2"/>
      <text:p text:style-name="P2">Course Notes</text:p>
      <text:p text:style-name="P2"/>
      <text:p text:style-name="P1">Python</text:p>
      <text:list xml:id="list7756198358055623420" text:style-name="L1">
        <text:list-item>
          <text:p text:style-name="P3">Basics</text:p>
          <text:list>
            <text:list-item>
              <text:p text:style-name="P4">The back end is based on OOP</text:p>
            </text:list-item>
            <text:list-item>
              <text:p text:style-name="P5">3 /// 2 is equivalent to round(3/2)</text:p>
            </text:list-item>
          </text:list>
        </text:list-item>
        <text:list-item>
          <text:p text:style-name="P4">Libraries</text:p>
          <text:list>
            <text:list-item>
              <text:p text:style-name="P4">IRIS is a tool from the UK Met office for atmospheric data analysis</text:p>
            </text:list-item>
          </text:list>
        </text:list-item>
        <text:list-item>
          <text:p text:style-name="P6">In-place forms</text:p>
          <text:list>
            <text:list-item>
              <text:p text:style-name="P6">+= add another value to the current</text:p>
            </text:list-item>
            <text:list-item>
              <text:p text:style-name="P6">%= returns the remainers <text:span text:style-name="T1">so its equivalent to mod()</text:span></text:p>
            </text:list-item>
          </text:list>
        </text:list-item>
        <text:list-item>
          <text:p text:style-name="P6">Comparisons</text:p>
          <text:list>
            <text:list-item>
              <text:p text:style-name="P6">Double = is equality (==)</text:p>
            </text:list-item>
          </text:list>
        </text:list-item>
        <text:list-item>
          <text:p text:style-name="P7">if x&gt;3: has to be a Boolean</text:p>
        </text:list-item>
        <text:list-item>
          <text:p text:style-name="P7">while my_list: loop until the list is empty</text:p>
        </text:list-item>
        <text:list-item>
          <text:p text:style-name="P8">if and is equivalent to if &amp;</text:p>
        </text:list-item>
        <text:list-item>
          <text:p text:style-name="P8">if or is equivalent to if |</text:p>
        </text:list-item>
        <text:list-item>
          <text:p text:style-name="P8">if not is equivalent to if !()</text:p>
        </text:list-item>
        <text:list-item>
          <text:p text:style-name="P9">Indexes in python start from 0 !!!!!</text:p>
        </text:list-item>
        <text:list-item>
          <text:p text:style-name="P9">len(list) is equivalent to length(array)</text:p>
        </text:list-item>
        <text:list-item>
          <text:p text:style-name="P9">var[-1] is the last element</text:p>
        </text:list-item>
        <text:list-item>
          <text:p text:style-name="P9">lists can point to other lists, making them sublists</text:p>
        </text:list-item>
        <text:list-item>
          <text:p text:style-name="P10">use the for loop to go trough an entire list</text:p>
        </text:list-item>
        <text:list-item>
          <text:p text:style-name="P11">del list[index] removes the index, but the len(list) is changing, so a for loop is better to clean it out</text:p>
        </text:list-item>
        <text:list-item>
          <text:p text:style-name="P12">list.append() is equivalent to horzcat ????</text:p>
        </text:list-item>
        <text:list-item>
          <text:p text:style-name="P12">python doesn't count the last index!!</text:p>
        </text:list-item>
        <text:list-item>
          <text:p text:style-name="P12">loop with the range and manipulate the list!</text:p>
        </text:list-item>
        <text:list-item>
          <text:p text:style-name="P13">Regular expression library</text:p>
          <text:list>
            <text:list-item>
              <text:p text:style-name="P13">re as a library</text:p>
            </text:list-item>
          </text:list>
        </text:list-item>
        <text:list-item>
          <text:p text:style-name="P14">Functions</text:p>
          <text:list>
            <text:list-item>
              <text:p text:style-name="P14">def without return will give it all</text:p>
            </text:list-item>
            <text:list-item>
              <text:p text:style-name="P14">def with retun can define whats coming back</text:p>
            </text:list-item>
            <text:list-item>
              <text:p text:style-name="P14">def function(variable=default_value)</text:p>
            </text:list-item>
            <text:list-item>
              <text:p text:style-name="P14">*<text:span text:style-name="T2">args, to specify any input</text:span></text:p>
            </text:list-item>
            <text:list-item>
              <text:p text:style-name="P14">**<text:span text:style-name="T2">quags</text:span></text:p>
            </text:list-item>
          </text:list>
        </text:list-item>
        <text:list-item>
          <text:p text:style-name="P15">Scripts and Libraries</text:p>
          <text:list>
            <text:list-item>
              <text:p text:style-name="P15">open subfolder tree in order to handle functions and we're able to call it on demand</text:p>
            </text:list-item>
            <text:list-item>
              <text:p text:style-name="P16">The local variables are used inside and also carried when called by another file</text:p>
            </text:list-item>
            <text:list-item>
              <text:p text:style-name="P16">Only import one function and rename it</text:p>
              <text:list>
                <text:list-item>
                  <text:p text:style-name="P16">from math import sqrt as sq</text:p>
                </text:list-item>
              </text:list>
            </text:list-item>
            <text:list-item>
              <text:p text:style-name="P17">Python 3.3+ don't need __init.py__ to run!!</text:p>
            </text:list-item>
          </text:list>
        </text:list-item>
        <text:list-item>
          <text:p text:style-name="P18">Sets</text:p>
          <text:list>
            <text:list-item>
              <text:p text:style-name="P18"><text:soft-page-break/>Sets can be used to name sets of sites with wind and/or temperature data</text:p>
            </text:list-item>
            <text:list-item>
              <text:p text:style-name="P18">Sets can be operated within a Veinn diagram, so to get sites with wind and temperature data, for example</text:p>
            </text:list-item>
            <text:list-item>
              <text:p text:style-name="P19">Sets are defined with {} or (one list <text:span text:style-name="T3">or string </text:span>inside)</text:p>
            </text:list-item>
            <text:list-item>
              <text:p text:style-name="P20">For sets we can combine</text:p>
              <text:list>
                <text:list-item>
                  <text:p text:style-name="P20">| union OR</text:p>
                </text:list-item>
                <text:list-item>
                  <text:p text:style-name="P20">&amp; intersection </text:p>
                </text:list-item>
                <text:list-item>
                  <text:p text:style-name="P20">- difference</text:p>
                </text:list-item>
                <text:list-item>
                  <text:p text:style-name="P20">^ simmetric difference</text:p>
                </text:list-item>
                <text:list-item>
                  <text:p text:style-name="P20">Long forms can deal with combination between sets and other types</text:p>
                </text:list-item>
              </text:list>
            </text:list-item>
          </text:list>
        </text:list-item>
        <text:list-item>
          <text:p text:style-name="P20">Dictionaries</text:p>
          <text:list>
            <text:list-item>
              <text:p text:style-name="P20">Are pais of key-values</text:p>
            </text:list-item>
            <text:list-item>
              <text:p text:style-name="P20">dic={'key' : value , 'key2' : value2}</text:p>
            </text:list-item>
          </text:list>
        </text:list-item>
        <text:list-item>
          <text:p text:style-name="P21">Debugging</text:p>
          <text:list>
            <text:list-item>
              <text:p text:style-name="P21">import pdb</text:p>
            </text:list-item>
            <text:list-item>
              <text:p text:style-name="P2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01 </meta:initial-creator>
    <meta:creation-date>2018-11-20T13:59:08.736722124</meta:creation-date>
    <dc:date>2018-11-23T09:56:14.454856301</dc:date>
    <dc:creator>user01 </dc:creator>
    <meta:editing-duration>P1DT20H42M4S</meta:editing-duration>
    <meta:editing-cycles>18</meta:editing-cycles>
    <meta:generator>LibreOffice/4.3.7.2$Linux_X86_64 LibreOffice_project/430$Build-2</meta:generator>
    <meta:document-statistic meta:table-count="0" meta:image-count="0" meta:object-count="0" meta:page-count="2" meta:paragraph-count="57" meta:word-count="397" meta:character-count="1940" meta:non-whitespace-character-count="1652"/>
  </office:meta>
</office:document-meta>
</file>